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3.15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3.3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24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4.341cm"/>
    </style:style>
    <style:style style:name="gr10" style:family="graphic" style:parent-style-name="standard">
      <style:graphic-properties draw:stroke="dash" draw:stroke-dash="Fine_20_Dashed" svg:stroke-color="#ff3333" draw:fill="none" draw:textarea-vertical-align="middle"/>
    </style:style>
    <style:style style:name="gr1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dash" draw:stroke-dash="Fine_20_Dashed" svg:stroke-color="#33ff99" draw:fill="none" draw:textarea-vertical-align="middle"/>
    </style:style>
    <style:style style:name="gr13" style:family="graphic" style:parent-style-name="standard">
      <style:graphic-properties draw:stroke="dash" draw:stroke-dash="Fine_20_Dashed" svg:stroke-color="#3333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paragraph-properties style:text-autospace="none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style:text-autospace="none"/>
      <style:text-properties fo:font-size="7pt" style:font-size-asian="7pt" style:font-size-complex="7pt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000000" fo:font-family="Consolas" style:font-family-generic="swiss" style:font-pitch="fixed" fo:font-size="7pt" style:font-family-asian="Consolas" style:font-family-generic-asian="swiss" style:font-pitch-asian="fixed" style:font-size-asian="7pt" style:font-family-complex="Consolas" style:font-family-generic-complex="swiss" style:font-pitch-complex="fixed" style:font-size-complex="7pt"/>
    </style:style>
    <style:style style:name="T3" style:family="text">
      <style:text-properties fo:color="#000000" style:text-outline="false" style:text-line-through-style="none" fo:font-family="Consolas" style:font-family-generic="swiss" style:font-pitch="fixed" fo:font-size="7pt" fo:text-shadow="none" style:text-underline-style="none" fo:font-weight="normal" style:letter-kerning="true" style:font-family-asian="Consolas" style:font-family-generic-asian="swiss" style:font-pitch-asian="fixed" style:font-size-asian="7pt" style:font-weight-asian="normal" style:font-family-complex="Consolas" style:font-family-generic-complex="swiss" style:font-pitch-complex="fixed" style:font-size-complex="7pt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c0" style:text-outline="false" style:text-line-through-style="none" fo:font-family="Consolas" style:font-family-generic="swiss" style:font-pitch="fixed" fo:font-size="7pt" fo:font-style="italic" fo:text-shadow="none" style:text-underline-style="none" fo:font-weight="normal" style:letter-kerning="true" style:font-family-asian="Consolas" style:font-family-generic-asian="swiss" style:font-pitch-asian="fixed" style:font-size-asian="7pt" style:font-style-asian="italic" style:font-weight-asian="normal" style:font-family-complex="Consolas" style:font-family-generic-complex="swiss" style:font-pitch-complex="fixed" style:font-size-complex="7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onsolas" style:font-family-generic="swiss" style:font-pitch="fixed" fo:font-size="7pt" fo:font-style="normal" fo:text-shadow="none" style:text-underline-style="none" fo:font-weight="normal" style:letter-kerning="true" style:font-family-asian="Consolas" style:font-family-generic-asian="swiss" style:font-pitch-asian="fixed" style:font-size-asian="7pt" style:font-style-asian="normal" style:font-weight-asian="normal" style:font-family-complex="Consolas" style:font-family-generic-complex="swiss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c0" style:text-outline="false" style:text-line-through-style="none" fo:font-family="Consolas" style:font-family-generic="swiss" style:font-pitch="fixed" fo:font-size="6pt" fo:font-style="italic" fo:text-shadow="none" style:text-underline-style="none" fo:font-weight="normal" style:letter-kerning="true" style:font-family-asian="Consolas" style:font-family-generic-asian="swiss" style:font-pitch-asian="fixed" style:font-size-asian="6pt" style:font-style-asian="italic" style:font-weight-asian="normal" style:font-family-complex="Consolas" style:font-family-generic-complex="swiss" style:font-pitch-complex="fixed" style:font-size-complex="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fo:font-family="Consolas" style:font-family-generic="swiss" style:font-pitch="fixed" fo:font-size="7pt" fo:font-style="italic" style:font-family-asian="Consolas" style:font-family-generic-asian="swiss" style:font-pitch-asian="fixed" style:font-size-asian="7pt" style:font-style-asian="italic" style:font-family-complex="Consolas" style:font-family-generic-complex="swiss" style:font-pitch-complex="fixed" style:font-size-complex="7pt" style:font-style-complex="italic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441cm" svg:y1="15.605cm" svg:x2="4.441cm" svg:y2="16.494cm">
          <text:p/>
        </draw:line>
        <draw:line draw:style-name="gr1" draw:text-style-name="P1" draw:layer="layout" svg:x1="11.111cm" svg:y1="16.416cm" svg:x2="11.111cm" svg:y2="17.432cm">
          <text:p/>
        </draw:line>
        <draw:frame draw:style-name="gr2" draw:text-style-name="P2" draw:layer="layout" svg:width="3.652cm" svg:height="0.53cm" svg:x="3.921cm" svg:y="5.064cm">
          <draw:text-box>
            <text:p><text:span text:style-name="T1">TRUE </text:span></text:p>
          </draw:text-box>
        </draw:frame>
        <draw:custom-shape draw:style-name="gr3" draw:text-style-name="P1" draw:layer="layout" svg:width="3.6cm" svg:height="2.006cm" svg:x="2.043cm" svg:y="2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043cm" svg:y1="3.002cm" svg:x2="5.643cm" svg:y2="3.002cm">
          <text:p/>
        </draw:line>
        <draw:frame draw:style-name="gr5" draw:text-style-name="P2" draw:layer="layout" svg:width="3.91cm" svg:height="1.673cm" svg:x="2.043cm" svg:y="3.098cm">
          <draw:text-box>
            <text:p><text:span text:style-name="T1">Do: <text:s/></text:span></text:p>
            <text:p text:style-name="P3"><text:span text:style-name="T2">Temp_blink_reset()</text:span></text:p>
            <text:p text:style-name="P3"><text:span text:style-name="T2">Temp_blink_enable()</text:span></text:p>
            <text:p text:style-name="P3"><text:span text:style-name="T3">led_set(</text:span><text:span text:style-name="T4">led_select</text:span><text:span text:style-name="T3">, </text:span><text:span text:style-name="T4">ON</text:span><text:span text:style-name="T5">)</text:span></text:p>
            <text:p><text:span text:style-name="T1"><text:s text:c="9"/></text:span></text:p>
          </draw:text-box>
        </draw:frame>
        <draw:frame draw:style-name="gr6" draw:text-style-name="P4" draw:layer="layout" svg:width="3.846cm" svg:height="0.501cm" svg:x="2.496cm" svg:y="2.614cm">
          <draw:text-box>
            <text:p text:style-name="P3"><text:span text:style-name="T6">EST_MEF_BLINK_INICIO</text:span></text:p>
          </draw:text-box>
        </draw:frame>
        <draw:custom-shape draw:style-name="gr3" draw:text-style-name="P1" xml:id="id1" draw:id="id1" draw:layer="layout" svg:width="4cm" svg:height="1.7cm" svg:x="1.842cm" svg:y="5.92cm">
          <text:p/>
          <draw:enhanced-geometry svg:viewBox="0 0 21600 21600" draw:path-stretchpoint-x="10800" draw:path-stretchpoint-y="10800" draw:text-areas="?f3 ?f4 ?f5 ?f6" draw:type="round-rectangle" draw:modifiers="2352.328767123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.842cm" svg:y1="6.32cm" svg:x2="5.842cm" svg:y2="6.32cm">
          <text:p/>
        </draw:line>
        <draw:frame draw:style-name="gr7" draw:text-style-name="P5" draw:layer="layout" svg:width="4.024cm" svg:height="1.952cm" svg:x="1.842cm" svg:y="6.32cm">
          <draw:text-box>
            <text:p text:style-name="P3"><text:span text:style-name="T1">Exit:</text:span></text:p>
            <text:p text:style-name="P3"><text:span text:style-name="T5">led_set(</text:span><text:span text:style-name="T4">led_select</text:span><text:span text:style-name="T5">, </text:span><text:span text:style-name="T4">OFF</text:span><text:span text:style-name="T5">)</text:span></text:p>
            <text:p text:style-name="P3"><text:span text:style-name="T5">Temp_blink_reset()</text:span></text:p>
            <text:p text:style-name="P3"><text:span text:style-name="T5"/></text:p>
            <text:p><text:span text:style-name="T1"/></text:p>
            <text:p><text:span text:style-name="T1"><text:s text:c="9"/></text:span></text:p>
          </draw:text-box>
        </draw:frame>
        <draw:frame draw:style-name="gr6" draw:text-style-name="P4" draw:layer="layout" svg:width="3.846cm" svg:height="0.501cm" svg:x="2.196cm" svg:y="5.92cm">
          <draw:text-box>
            <text:p text:style-name="P3"><text:span text:style-name="T6">EST_MEF_BLINK_ENCENDIENDO</text:span></text:p>
          </draw:text-box>
        </draw:frame>
        <draw:line draw:style-name="gr1" draw:text-style-name="P1" draw:layer="layout" svg:x1="3.749cm" svg:y1="4.72cm" svg:x2="3.742cm" svg:y2="5.914cm">
          <text:p/>
        </draw:line>
        <draw:custom-shape draw:style-name="gr8" draw:text-style-name="P1" draw:layer="layout" svg:width="0.415cm" svg:height="0.394cm" svg:x="4.428cm" svg:y="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643cm" svg:y1="1.702cm" svg:x2="4.643cm" svg:y2="2.702cm">
          <text:p/>
        </draw:line>
        <draw:connector draw:style-name="gr1" draw:text-style-name="P1" draw:layer="layout" draw:line-skew="0.45cm" svg:x1="3.842cm" svg:y1="7.62cm" svg:x2="9.449cm" svg:y2="7.62cm" draw:start-shape="id1" draw:start-glue-point="2" draw:end-shape="id2" draw:end-glue-point="2" svg:d="M3842 7620v952h5607v-952">
          <text:p/>
        </draw:connector>
        <draw:frame draw:style-name="gr9" draw:text-style-name="P2" draw:layer="layout" svg:width="4.841cm" svg:height="0.53cm" svg:x="4.549cm" svg:y="8.09cm">
          <draw:text-box>
            <text:p><text:span text:style-name="T1">Temp_blink_get() == 200 mSeg </text:span></text:p>
          </draw:text-box>
        </draw:frame>
        <draw:custom-shape draw:style-name="gr3" draw:text-style-name="P1" xml:id="id2" draw:id="id2" draw:layer="layout" svg:width="4cm" svg:height="1.7cm" svg:x="7.449cm" svg:y="5.92cm">
          <text:p/>
          <draw:enhanced-geometry svg:viewBox="0 0 21600 21600" draw:path-stretchpoint-x="10800" draw:path-stretchpoint-y="10800" draw:text-areas="?f3 ?f4 ?f5 ?f6" draw:type="round-rectangle" draw:modifiers="2352.328767123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449cm" svg:y1="6.32cm" svg:x2="11.449cm" svg:y2="6.32cm">
          <text:p/>
        </draw:line>
        <draw:frame draw:style-name="gr6" draw:text-style-name="P4" draw:layer="layout" svg:width="3.846cm" svg:height="0.501cm" svg:x="7.949cm" svg:y="5.92cm">
          <draw:text-box>
            <text:p text:style-name="P3"><text:span text:style-name="T6">EST_MEF_BLINK_APAGANDO</text:span></text:p>
          </draw:text-box>
        </draw:frame>
        <draw:frame draw:style-name="gr7" draw:text-style-name="P5" draw:layer="layout" svg:width="4.024cm" svg:height="1.952cm" svg:x="7.649cm" svg:y="6.468cm">
          <draw:text-box>
            <text:p text:style-name="P3"><text:span text:style-name="T1">Exit:</text:span></text:p>
            <text:p text:style-name="P3"><text:span text:style-name="T5">led_set(</text:span><text:span text:style-name="T4">led_select</text:span><text:span text:style-name="T5">, </text:span><text:span text:style-name="T4">ON</text:span><text:span text:style-name="T5">)</text:span></text:p>
            <text:p text:style-name="P3"><text:span text:style-name="T5">Temp_blink_reset()</text:span></text:p>
            <text:p text:style-name="P3"><text:span text:style-name="T5"/></text:p>
            <text:p><text:span text:style-name="T1"/></text:p>
            <text:p><text:span text:style-name="T1"><text:s text:c="9"/></text:span></text:p>
          </draw:text-box>
        </draw:frame>
        <draw:connector draw:style-name="gr1" draw:text-style-name="P1" draw:layer="layout" svg:x1="9.449cm" svg:y1="5.92cm" svg:x2="5.842cm" svg:y2="6.77cm" draw:start-shape="id2" draw:start-glue-point="0" draw:end-shape="id1" draw:end-glue-point="1" svg:d="M9449 5920v-501h-2803v1351h-804">
          <text:p/>
        </draw:connector>
        <draw:frame draw:style-name="gr9" draw:text-style-name="P2" draw:layer="layout" svg:width="4.841cm" svg:height="0.53cm" svg:x="6.549cm" svg:y="4.89cm">
          <draw:text-box>
            <text:p><text:span text:style-name="T1">Temp_blink_get() == 200 mSeg</text:span></text:p>
          </draw:text-box>
        </draw:frame>
        <draw:custom-shape draw:style-name="gr3" draw:text-style-name="P1" xml:id="id3" draw:id="id3" draw:layer="layout" svg:width="3.6cm" svg:height="1.573cm" svg:x="2.663cm" svg:y="11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663cm" svg:y1="11.365cm" svg:x2="6.263cm" svg:y2="11.365cm">
          <text:p/>
        </draw:line>
        <draw:frame draw:style-name="gr5" draw:text-style-name="P2" draw:layer="layout" svg:width="3.91cm" svg:height="1.385cm" svg:x="2.663cm" svg:y="11.461cm">
          <draw:text-box>
            <text:p><text:span text:style-name="T1">Do: <text:s/></text:span></text:p>
            <text:p text:style-name="P3"><text:span text:style-name="T2">Temp_reset()</text:span></text:p>
            <text:p text:style-name="P3"><text:span text:style-name="T2">Temp_enable()</text:span></text:p>
            <text:p><text:span text:style-name="T1"><text:s text:c="9"/></text:span></text:p>
          </draw:text-box>
        </draw:frame>
        <draw:frame draw:style-name="gr6" draw:text-style-name="P4" draw:layer="layout" svg:width="3.846cm" svg:height="0.501cm" svg:x="2.816cm" svg:y="10.977cm">
          <draw:text-box>
            <text:p text:style-name="P3"><text:span text:style-name="T6">EST_MEF_SEC_NORMAL_INICIO</text:span></text:p>
          </draw:text-box>
        </draw:frame>
        <draw:custom-shape draw:style-name="gr8" draw:text-style-name="P1" draw:layer="layout" svg:width="0.415cm" svg:height="0.394cm" svg:x="5.048cm" svg:y="9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263cm" svg:y1="10.065cm" svg:x2="5.263cm" svg:y2="11.065cm">
          <text:p/>
        </draw:line>
        <draw:custom-shape draw:style-name="gr3" draw:text-style-name="P1" xml:id="id4" draw:id="id4" draw:layer="layout" svg:width="3.6cm" svg:height="2.162cm" svg:x="2.663cm" svg:y="13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663cm" svg:y1="13.743cm" svg:x2="6.263cm" svg:y2="13.743cm">
          <text:p/>
        </draw:line>
        <draw:frame draw:style-name="gr5" draw:text-style-name="P2" xml:id="id8" draw:id="id8" draw:layer="layout" svg:width="3.91cm" svg:height="1.961cm" svg:x="2.663cm" svg:y="13.839cm">
          <draw:text-box>
            <text:p><text:span text:style-name="T1">Do: <text:s/></text:span></text:p>
            <text:p text:style-name="P3"><text:span text:style-name="T2">led_set(</text:span><text:span text:style-name="T7">LVR</text:span><text:span text:style-name="T5">, </text:span><text:span text:style-name="T4">ON</text:span><text:span text:style-name="T2">)</text:span></text:p>
            <text:p text:style-name="P3"><text:span text:style-name="T2">led_set(</text:span><text:span text:style-name="T7">LRS</text:span><text:span text:style-name="T5">, </text:span><text:span text:style-name="T4">ON</text:span><text:span text:style-name="T2">)</text:span></text:p>
            <text:p text:style-name="P3"><text:span text:style-name="T2">led_set(</text:span><text:span text:style-name="T7">LRR</text:span><text:span text:style-name="T5">, </text:span><text:span text:style-name="T4">OFF</text:span><text:span text:style-name="T2">)</text:span></text:p>
            <text:p text:style-name="P3"><text:span text:style-name="T2">led_set(</text:span><text:span text:style-name="T7">LVS</text:span><text:span text:style-name="T5">, </text:span><text:span text:style-name="T4">OFF</text:span><text:span text:style-name="T2">)</text:span></text:p>
            <text:p><text:span text:style-name="T1"><text:s text:c="9"/></text:span></text:p>
          </draw:text-box>
        </draw:frame>
        <draw:frame draw:style-name="gr6" draw:text-style-name="P4" draw:layer="layout" svg:width="3.846cm" svg:height="0.501cm" svg:x="3.016cm" svg:y="13.355cm">
          <draw:text-box>
            <text:p text:style-name="P3"><text:span text:style-name="T6">EST_MEF_SEC_NORMAL_1</text:span></text:p>
          </draw:text-box>
        </draw:frame>
        <draw:custom-shape draw:style-name="gr3" draw:text-style-name="P1" xml:id="id5" draw:id="id5" draw:layer="layout" svg:width="3.6cm" svg:height="1.573cm" svg:x="2.663cm" svg:y="16.4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663cm" svg:y1="16.728cm" svg:x2="6.263cm" svg:y2="16.728cm">
          <text:p/>
        </draw:line>
        <draw:frame draw:style-name="gr5" draw:text-style-name="P2" draw:layer="layout" svg:width="3.91cm" svg:height="1.319cm" svg:x="2.663cm" svg:y="16.824cm">
          <draw:text-box>
            <text:p><text:span text:style-name="T1">Do: <text:s/></text:span></text:p>
            <text:p text:style-name="P3"><text:span text:style-name="T2">mef_blink(</text:span><text:span text:style-name="T7">LVR</text:span><text:span text:style-name="T2">)</text:span></text:p>
            <text:p><text:span text:style-name="T1"><text:s text:c="9"/></text:span></text:p>
          </draw:text-box>
        </draw:frame>
        <draw:frame draw:style-name="gr6" draw:text-style-name="P4" draw:layer="layout" svg:width="3.846cm" svg:height="0.501cm" svg:x="2.716cm" svg:y="16.34cm">
          <draw:text-box>
            <text:p text:style-name="P3"><text:span text:style-name="T6">EST_MEF_SEC_NORMAL_BLINK_1</text:span></text:p>
          </draw:text-box>
        </draw:frame>
        <draw:custom-shape draw:style-name="gr3" draw:text-style-name="P1" draw:layer="layout" svg:width="3.6cm" svg:height="2.162cm" svg:x="9.306cm" svg:y="14.2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.306cm" svg:y1="14.594cm" svg:x2="12.906cm" svg:y2="14.594cm">
          <text:p/>
        </draw:line>
        <draw:frame draw:style-name="gr5" draw:text-style-name="P2" xml:id="id6" draw:id="id6" draw:layer="layout" svg:width="3.91cm" svg:height="1.961cm" svg:x="9.306cm" svg:y="14.69cm">
          <draw:text-box>
            <text:p><text:span text:style-name="T1">Do: <text:s/></text:span></text:p>
            <text:p text:style-name="P3"><text:span text:style-name="T2">led_set(</text:span><text:span text:style-name="T7">LVR</text:span><text:span text:style-name="T5">, </text:span><text:span text:style-name="T4">OFF</text:span><text:span text:style-name="T2">)</text:span></text:p>
            <text:p text:style-name="P3"><text:span text:style-name="T2">led_set(</text:span><text:span text:style-name="T7">LRS</text:span><text:span text:style-name="T5">, </text:span><text:span text:style-name="T4">OFF</text:span><text:span text:style-name="T2">)</text:span></text:p>
            <text:p text:style-name="P3"><text:span text:style-name="T2">led_set(</text:span><text:span text:style-name="T7">LRR</text:span><text:span text:style-name="T5">, </text:span><text:span text:style-name="T4">ON</text:span><text:span text:style-name="T2">)</text:span></text:p>
            <text:p text:style-name="P3"><text:span text:style-name="T2">led_set(</text:span><text:span text:style-name="T7">LVS</text:span><text:span text:style-name="T5">, </text:span><text:span text:style-name="T4">ON</text:span><text:span text:style-name="T2">)</text:span></text:p>
            <text:p><text:span text:style-name="T1"><text:s text:c="9"/></text:span></text:p>
          </draw:text-box>
        </draw:frame>
        <draw:frame draw:style-name="gr6" draw:text-style-name="P4" draw:layer="layout" svg:width="3.846cm" svg:height="0.501cm" svg:x="9.659cm" svg:y="14.206cm">
          <draw:text-box>
            <text:p text:style-name="P3"><text:span text:style-name="T6">EST_MEF_SEC_NORMAL_2</text:span></text:p>
          </draw:text-box>
        </draw:frame>
        <draw:frame draw:style-name="gr9" draw:text-style-name="P2" draw:layer="layout" svg:width="4.841cm" svg:height="0.809cm" svg:x="4.68cm" svg:y="15.632cm">
          <draw:text-box>
            <text:p><text:span text:style-name="T1">Temp_get() == 3 min / </text:span></text:p>
            <text:p><text:span text:style-name="T1">Temp_reset() </text:span></text:p>
          </draw:text-box>
        </draw:frame>
        <draw:frame draw:style-name="gr9" draw:text-style-name="P2" draw:layer="layout" svg:width="4.841cm" svg:height="0.809cm" svg:x="6.331cm" svg:y="17.361cm">
          <draw:text-box>
            <text:p><text:span text:style-name="T1">Temp_get() == 5 seg / </text:span></text:p>
            <text:p><text:span text:style-name="T1">Temp_reset() </text:span></text:p>
          </draw:text-box>
        </draw:frame>
        <draw:frame draw:style-name="gr9" draw:text-style-name="P2" draw:layer="layout" svg:width="4.841cm" svg:height="0.809cm" svg:x="11.399cm" svg:y="16.581cm">
          <draw:text-box>
            <text:p><text:span text:style-name="T1">Temp_get() == 30 seg / </text:span></text:p>
            <text:p><text:span text:style-name="T1">Temp_reset() </text:span></text:p>
          </draw:text-box>
        </draw:frame>
        <draw:custom-shape draw:style-name="gr3" draw:text-style-name="P1" xml:id="id7" draw:id="id7" draw:layer="layout" svg:width="3.6cm" svg:height="1.573cm" svg:x="9.306cm" svg:y="17.3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.306cm" svg:y1="17.679cm" svg:x2="12.906cm" svg:y2="17.679cm">
          <text:p/>
        </draw:line>
        <draw:frame draw:style-name="gr5" draw:text-style-name="P2" draw:layer="layout" svg:width="3.91cm" svg:height="1.319cm" svg:x="9.306cm" svg:y="17.775cm">
          <draw:text-box>
            <text:p><text:span text:style-name="T1">Do: <text:s/></text:span></text:p>
            <text:p text:style-name="P3"><text:span text:style-name="T2">mef_blink(</text:span><text:span text:style-name="T7">LVS</text:span><text:span text:style-name="T2">)</text:span></text:p>
            <text:p><text:span text:style-name="T1"><text:s text:c="9"/></text:span></text:p>
          </draw:text-box>
        </draw:frame>
        <draw:frame draw:style-name="gr6" draw:text-style-name="P4" draw:layer="layout" svg:width="3.846cm" svg:height="0.501cm" svg:x="9.359cm" svg:y="17.291cm">
          <draw:text-box>
            <text:p text:style-name="P3"><text:span text:style-name="T6">EST_MEF_SEC_NORMAL_BLINK_2</text:span></text:p>
          </draw:text-box>
        </draw:frame>
        <draw:frame draw:style-name="gr9" draw:text-style-name="P2" draw:layer="layout" svg:width="4.841cm" svg:height="0.53cm" svg:x="5.204cm" svg:y="19.489cm">
          <draw:text-box>
            <text:p><text:span text:style-name="T1">Temp_get() == 5 seg / Temp_reset() </text:span></text:p>
          </draw:text-box>
        </draw:frame>
        <draw:frame draw:style-name="gr9" draw:text-style-name="P2" draw:layer="layout" svg:width="4.841cm" svg:height="0.53cm" svg:x="4.807cm" svg:y="12.789cm">
          <draw:text-box>
            <text:p><text:span text:style-name="T1">TRUE</text:span></text:p>
          </draw:text-box>
        </draw:frame>
        <draw:connector draw:style-name="gr1" draw:text-style-name="P1" draw:layer="layout" svg:x1="4.463cm" svg:y1="12.638cm" svg:x2="4.463cm" svg:y2="13.443cm" draw:start-shape="id3" draw:start-glue-point="2" draw:end-shape="id4" draw:end-glue-point="0" svg:d="M4463 12638v805">
          <text:p/>
        </draw:connector>
        <draw:line draw:style-name="gr1" draw:text-style-name="P1" draw:layer="layout" svg:x1="5.029cm" svg:y1="24.614cm" svg:x2="5.029cm" svg:y2="25.503cm">
          <text:p/>
        </draw:line>
        <draw:custom-shape draw:style-name="gr8" draw:text-style-name="P1" draw:layer="layout" svg:width="0.415cm" svg:height="0.394cm" svg:x="5.672cm" svg:y="20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887cm" svg:y1="20.987cm" svg:x2="5.887cm" svg:y2="21.987cm">
          <text:p/>
        </draw:line>
        <draw:custom-shape draw:style-name="gr3" draw:text-style-name="P1" draw:layer="layout" svg:width="3.6cm" svg:height="2.67cm" svg:x="3.251cm" svg:y="21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51cm" svg:y1="22.252cm" svg:x2="6.851cm" svg:y2="22.252cm">
          <text:p/>
        </draw:line>
        <draw:frame draw:style-name="gr5" draw:text-style-name="P2" xml:id="id10" draw:id="id10" draw:layer="layout" svg:width="3.91cm" svg:height="2.537cm" svg:x="3.251cm" svg:y="22.348cm">
          <draw:text-box>
            <text:p><text:span text:style-name="T1">Do: <text:s/></text:span></text:p>
            <text:p text:style-name="P3"><text:span text:style-name="T2">led_set(</text:span><text:span text:style-name="T7">LVR</text:span><text:span text:style-name="T5">, </text:span><text:span text:style-name="T4">OFF</text:span><text:span text:style-name="T2">)</text:span></text:p>
            <text:p text:style-name="P3"><text:span text:style-name="T2">led_set(</text:span><text:span text:style-name="T7">LRS</text:span><text:span text:style-name="T5">, </text:span><text:span text:style-name="T4">ON</text:span><text:span text:style-name="T2">)</text:span></text:p>
            <text:p text:style-name="P3"><text:span text:style-name="T2">led_set(</text:span><text:span text:style-name="T7">LRR</text:span><text:span text:style-name="T5">, </text:span><text:span text:style-name="T4">ON</text:span><text:span text:style-name="T2">)</text:span></text:p>
            <text:p text:style-name="P3"><text:span text:style-name="T2">led_set(</text:span><text:span text:style-name="T7">LVS</text:span><text:span text:style-name="T5">, </text:span><text:span text:style-name="T4">OFF</text:span><text:span text:style-name="T2">)</text:span></text:p>
            <text:p text:style-name="P3"><text:span text:style-name="T2">Temp_enable()</text:span></text:p>
            <text:p text:style-name="P3"><text:span text:style-name="T2">Temp_reset()</text:span></text:p>
            <text:p><text:span text:style-name="T1"><text:s text:c="9"/></text:span></text:p>
          </draw:text-box>
        </draw:frame>
        <draw:frame draw:style-name="gr6" draw:text-style-name="P4" draw:layer="layout" svg:width="3.846cm" svg:height="0.501cm" svg:x="3.204cm" svg:y="21.864cm">
          <draw:text-box>
            <text:p text:style-name="P3"><text:span text:style-name="T6">EST_MEF_SEC_PEATONES_INICIO</text:span></text:p>
          </draw:text-box>
        </draw:frame>
        <draw:custom-shape draw:style-name="gr3" draw:text-style-name="P1" xml:id="id9" draw:id="id9" draw:layer="layout" svg:width="3.6cm" svg:height="1.573cm" svg:x="3.286cm" svg:y="25.5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86cm" svg:y1="25.815cm" svg:x2="6.886cm" svg:y2="25.815cm">
          <text:p/>
        </draw:line>
        <draw:frame draw:style-name="gr5" draw:text-style-name="P2" draw:layer="layout" svg:width="3.91cm" svg:height="1.319cm" svg:x="3.286cm" svg:y="25.911cm">
          <draw:text-box>
            <text:p><text:span text:style-name="T1">Do: <text:s/></text:span></text:p>
            <text:p text:style-name="P3"><text:span text:style-name="T2">mef_blink(</text:span><text:span text:style-name="T7">LRR</text:span><text:span text:style-name="T2">)</text:span></text:p>
            <text:p><text:span text:style-name="T1"><text:s text:c="9"/></text:span></text:p>
          </draw:text-box>
        </draw:frame>
        <draw:frame draw:style-name="gr6" draw:text-style-name="P4" draw:layer="layout" svg:width="3.846cm" svg:height="0.501cm" svg:x="3.339cm" svg:y="25.427cm">
          <draw:text-box>
            <text:p text:style-name="P3"><text:span text:style-name="T6">EST_MEF_SEC_PEATONES_BLINK</text:span></text:p>
          </draw:text-box>
        </draw:frame>
        <draw:connector draw:style-name="gr1" draw:text-style-name="P1" draw:layer="layout" svg:x1="6.263cm" svg:y1="17.214cm" svg:x2="9.306cm" svg:y2="15.67cm" draw:start-shape="id5" draw:start-glue-point="1" draw:end-shape="id6" svg:d="M6263 17214h1522v-1544h1521">
          <text:p/>
        </draw:connector>
        <draw:connector draw:style-name="gr1" draw:text-style-name="P1" draw:layer="layout" draw:line-skew="0cm -0.389cm" svg:x1="11.106cm" svg:y1="18.952cm" svg:x2="2.663cm" svg:y2="14.819cm" draw:start-shape="id7" draw:start-glue-point="2" draw:end-shape="id8" draw:end-glue-point="3" svg:d="M11106 18952v501h-9332v-4634h889">
          <text:p/>
        </draw:connector>
        <draw:frame draw:style-name="gr9" draw:text-style-name="P2" draw:layer="layout" svg:width="4.841cm" svg:height="0.809cm" svg:x="5.43cm" svg:y="24.729cm">
          <draw:text-box>
            <text:p><text:span text:style-name="T1">Temp_get() == 1 min / </text:span></text:p>
            <text:p><text:span text:style-name="T1">Temp_reset() </text:span></text:p>
          </draw:text-box>
        </draw:frame>
        <draw:connector draw:style-name="gr1" draw:text-style-name="P1" draw:layer="layout" draw:line-skew="0cm -0.354cm" svg:x1="5.086cm" svg:y1="27.088cm" svg:x2="3.251cm" svg:y2="23.616cm" draw:start-shape="id9" draw:start-glue-point="2" draw:end-shape="id10" svg:d="M5086 27088v501h-2689v-3973h854">
          <text:p/>
        </draw:connector>
        <draw:frame draw:style-name="gr9" draw:text-style-name="P2" draw:layer="layout" svg:width="4.841cm" svg:height="0.809cm" svg:x="2.524cm" svg:y="27.623cm">
          <draw:text-box>
            <text:p><text:span text:style-name="T1">Temp_get() == 10 seg / </text:span></text:p>
            <text:p><text:span text:style-name="T1">Temp_reset() </text:span></text:p>
          </draw:text-box>
        </draw:frame>
        <draw:rect draw:style-name="gr10" draw:text-style-name="P1" draw:layer="layout" svg:width="15.113cm" svg:height="8.001cm" svg:x="1.254cm" svg:y="1.254cm">
          <text:p/>
        </draw:rect>
        <draw:frame draw:style-name="gr11" draw:text-style-name="P6" draw:layer="layout" svg:width="8.376cm" svg:height="1.659cm" svg:x="7.858cm" svg:y="1.508cm">
          <draw:text-box>
            <text:p text:style-name="P6"><text:span text:style-name="T8">NOTA: </text:span></text:p>
            <text:p text:style-name="P6"><text:span text:style-name="T8">A esta MEF se le manda como parámetro de entrada </text:span></text:p>
            <text:p text:style-name="P6"><text:span text:style-name="T8">el led que se quiere hacer destellar. (Se la va a invocar </text:span></text:p>
            <text:p text:style-name="P6"><text:span text:style-name="T8">mucho en las demas <text:s/>MEFs) </text:span></text:p>
          </draw:text-box>
        </draw:frame>
        <draw:rect draw:style-name="gr12" draw:text-style-name="P1" draw:layer="layout" svg:width="13.97cm" svg:height="10.922cm" svg:x="1.266cm" svg:y="9.636cm">
          <text:p/>
        </draw:rect>
        <draw:frame draw:style-name="gr11" draw:text-style-name="P6" draw:layer="layout" svg:width="8.3cm" svg:height="1.408cm" svg:x="6.606cm" svg:y="10.009cm">
          <draw:text-box>
            <text:p text:style-name="P6"><text:span text:style-name="T8">NOTA: </text:span></text:p>
            <text:p text:style-name="P6"><text:span text:style-name="T8">Esta MEF responde al comportamiento descripto en el </text:span></text:p>
            <text:p text:style-name="P6"><text:span text:style-name="T8">item</text:span><text:span text:style-name="T9"> </text:span><text:span text:style-name="T10">a </text:span><text:span text:style-name="T8"><text:s/>del enunciado del TP.</text:span></text:p>
          </draw:text-box>
        </draw:frame>
        <draw:rect draw:style-name="gr13" draw:text-style-name="P1" draw:layer="layout" svg:width="14.986cm" svg:height="7.747cm" svg:x="1.254cm" svg:y="20.812cm">
          <text:p/>
        </draw:rect>
        <draw:frame draw:style-name="gr11" draw:text-style-name="P6" draw:layer="layout" svg:width="8.3cm" svg:height="1.408cm" svg:x="7.686cm" svg:y="21.309cm">
          <draw:text-box>
            <text:p text:style-name="P6"><text:span text:style-name="T8">NOTA: </text:span></text:p>
            <text:p text:style-name="P6"><text:span text:style-name="T8">Esta MEF responde al comportamiento descripto en el </text:span></text:p>
            <text:p text:style-name="P6"><text:span text:style-name="T8">item</text:span><text:span text:style-name="T9"> </text:span><text:span text:style-name="T10">b </text:span><text:span text:style-name="T8"><text:s/>del enunciado del TP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one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quin Allione</meta:initial-creator>
    <meta:creation-date>2021-04-06T00:47:57.31</meta:creation-date>
    <dc:date>2021-04-06T03:58:50.64</dc:date>
    <dc:creator>Joaquin Allione</dc:creator>
    <meta:editing-duration>PT7M2S</meta:editing-duration>
    <meta:editing-cycles>1</meta:editing-cycles>
    <meta:document-statistic meta:object-count="72"/>
    <meta:generator>OpenOffice/4.1.9$Win32 OpenOffice.org_project/419m1$Build-9805</meta:generator>
  </office:meta>
</office:document-meta>
</file>